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Standard">
      <style:text-properties fo:background-color="#99ff66"/>
    </style:style>
    <style:style style:name="P8" style:family="paragraph" style:parent-style-name="Heading_20_3">
      <style:text-properties fo:background-color="transparent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Standard" style:list-style-name="L1">
      <style:text-properties fo:background-color="#ff99ff"/>
    </style:style>
    <style:style style:name="P11" style:family="paragraph" style:parent-style-name="Standard" style:list-style-name="L1">
      <style:text-properties fo:background-color="transparent"/>
    </style:style>
    <style:style style:name="P12" style:family="paragraph" style:parent-style-name="Standard" style:list-style-name="L2">
      <style:text-properties fo:background-color="transparent"/>
    </style:style>
    <style:style style:name="P13" style:family="paragraph" style:parent-style-name="Standard" style:list-style-name="L1">
      <style:text-properties fo:background-color="#00ccff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style:style style:name="T9" style:family="text">
      <style:text-properties fo:background-color="#ff999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8903312359741796591" text:style-name="L1">
        <text:list-item>
          <text:list>
            <text:list-item>
              <text:p text:style-name="P10">StarterFile : number of players, civilizations, AIs (Easy)</text:p>
            </text:list-item>
            <text:list-item>
              <text:p text:style-name="P11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11"><text:span text:style-name="T8">Add lists of spawned villagers for each player</text:span> (<text:span text:style-name="T3">Easy</text:span>)</text:p>
            </text:list-item>
            <text:list-item>
              <text:p text:style-name="P10">Add method to know if a villager is free or doing something (Medium)</text:p>
            </text:list-item>
            <text:list-item>
              <text:p text:style-name="P11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3">Add method for individual villager to harvest and carry ressources (Hard)</text:p>
            </text:list-item>
            <text:list-item>
              <text:p text:style-name="P13">Add method for individual villager to carry harvested ressources to nearest camp or town center (Hard)</text:p>
            </text:list-item>
            <text:list-item>
              <text:p text:style-name="P11">Depleted ressource turn into soil (<text:span text:style-name="T6">Medium</text:span>)</text:p>
            </text:list-item>
            <text:list-item>
              <text:p text:style-name="P11">Attack logic implementation (only villagers for now) (<text:span text:style-name="T7">Hard</text:span>)</text:p>
            </text:list-item>
            <text:list-item>
              <text:p text:style-name="P10">Building logic (Easy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1187980846631254896" text:style-name="L2">
        <text:list-item>
          <text:list>
            <text:list-item>
              <text:p text:style-name="P12">Can villagers walk on forest or gold tiles ? no</text:p>
            </text:list-item>
            <text:list-item>
              <text:p text:style-name="P12">Can units be stackable ? = be on the same tile ? yes</text:p>
            </text:list-item>
            <text:list-item>
              <text:p text:style-name="P12">How are comabts represented ? Two units from two tiles next to each other ? Same tile</text:p>
            </text:list-item>
            <text:list-item>
              <text:p text:style-name="P12">Do farms/forests/gold turn into soil once depleted ? yes</text:p>
            </text:list-item>
            <text:list-item>
              <text:p text:style-name="P12">How in-depth does the save/load mechanism need to be regarding AI states? Should it capture the full decision tree or just basic game states? </text:p>
            </text:list-item>
            <text:list-item>
              <text:p text:style-name="P12">What can be used to move units ? Can a-star pathfinding work with this scale ? Dikjstra and granularité</text:p>
            </text:list-item>
            <text:list-item>
              <text:p text:style-name="P12">How can i improve the movment of the unit ? If close to target it stays smooth but gets laggy when target is afar DoNE</text:p>
            </text:list-item>
            <text:list-item>
              <text:p text:style-name="P12">Number of villager per farm ? Villager on farm or next to it 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8" text:outline-level="3"/>
      <text:h text:style-name="P8" text:outline-level="3"/>
      <text:p text:style-name="P9"/>
      <text:h text:style-name="P8" text:outline-level="3"><text:soft-page-break/>Suggested Improvements</text:h>
      <text:list xml:id="list7415466743397553202" text:style-name="L3">
        <text:list-item>
          <text:p text:style-name="P14"><text:span text:style-name="Strong_20_Emphasis">Pathfinding Optimization</text:span>:</text:p>
          <text:list>
            <text:list-item>
              <text:p text:style-name="P15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5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4"><text:span text:style-name="Strong_20_Emphasis">Obstacle Handling and Path Recalculation</text:span>:</text:p>
          <text:list>
            <text:list-item>
              <text:p text:style-name="P15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4"><text:span text:style-name="Strong_20_Emphasis">Time Management and Real-Time Strategy (RTS) Optimization</text:span>:</text:p>
          <text:list>
            <text:list-item>
              <text:p text:style-name="P15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4"><text:span text:style-name="Strong_20_Emphasis">Gathering Logic Improvements</text:span>:</text:p>
          <text:list>
            <text:list-item>
              <text:p text:style-name="P15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5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4"><text:span text:style-name="Strong_20_Emphasis">Return Logic Enhancement</text:span>:</text:p>
          <text:list>
            <text:list-item>
              <text:p text:style-name="P15">If multiple resource deposit buildings (e.g., "Town Center", "Camp") are present, add a prioritization mechanism for nearest locations or based on resource type.</text:p>
            </text:list-item>
            <text:list-item>
              <text:p text:style-name="P15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4"><text:span text:style-name="Strong_20_Emphasis">Error Handling and Edge Cases</text:span>:</text:p>
          <text:list>
            <text:list-item>
              <text:p text:style-name="P15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4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  <text:p text:style-name="P4">enlever pycache dans dossiers backend et frontend</text:p>
      <text:p text:style-name="P4">refaire 2.5D avec arkade et pas pygame</text:p>
      <text:p text:style-name="P7">deux fenetres powershell : une pour map et une pour debug → <text:span text:style-name="T9">Deux fenetres s'ouvrent au lieu d'une, mais c'est debug donc de tte facon a la fin ça dég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12T13:46:35.50</dc:date>
    <dc:creator>Nathan Sacier</dc:creator>
    <meta:editing-duration>PT13H28M8S</meta:editing-duration>
    <meta:editing-cycles>20</meta:editing-cycles>
    <meta:generator>OpenOffice/4.1.15$Win32 OpenOffice.org_project/4115m2$Build-9813</meta:generator>
    <meta:document-statistic meta:table-count="0" meta:image-count="0" meta:object-count="0" meta:page-count="6" meta:paragraph-count="219" meta:word-count="2161" meta:character-count="12433"/>
  </office:meta>
</office:document-meta>
</file>